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81601" calcext:value-type="float">
            <text:p><text:s text:c="3"/>181,601</text:p>
          </table:table-cell>
          <table:table-cell table:style-name="ce49" office:value-type="float" office:value="174472" calcext:value-type="float">
            <text:p><text:s text:c="3"/>174,472</text:p>
          </table:table-cell>
          <table:table-cell table:style-name="ce49" office:value-type="float" office:value="7122" calcext:value-type="float">
            <text:p><text:s text:c="3"/>7,1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70433" calcext:value-type="float">
            <text:p><text:s text:c="3"/>170,433</text:p>
          </table:table-cell>
          <table:table-cell table:style-name="ce49" office:value-type="float" office:value="4827" calcext:value-type="float">
            <text:p><text:s text:c="3"/>4,827</text:p>
          </table:table-cell>
          <table:table-cell table:style-name="ce49" office:value-type="float" office:value="6341" calcext:value-type="float">
            <text:p><text:s text:c="3"/>6,341</text:p>
          </table:table-cell>
          <table:table-cell table:style-name="ce49" office:value-type="float" office:value="178925" calcext:value-type="float">
            <text:p><text:s text:c="3"/>178,925</text:p>
          </table:table-cell>
          <table:table-cell table:style-name="ce49" office:value-type="float" office:value="787" calcext:value-type="float">
            <text:p><text:s text:c="3"/>787</text:p>
          </table:table-cell>
          <table:table-cell table:style-name="ce82" office:value-type="float" office:value="1889" calcext:value-type="float">
            <text:p><text:s text:c="3"/>1,88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93876" calcext:value-type="float">
            <text:p><text:s text:c="3"/>93,876</text:p>
          </table:table-cell>
          <table:table-cell table:style-name="ce50" office:value-type="float" office:value="90267" calcext:value-type="float">
            <text:p><text:s text:c="3"/>90,267</text:p>
          </table:table-cell>
          <table:table-cell table:style-name="ce50" office:value-type="float" office:value="3605" calcext:value-type="float">
            <text:p><text:s text:c="3"/>3,605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8218" calcext:value-type="float">
            <text:p><text:s text:c="3"/>88,218</text:p>
          </table:table-cell>
          <table:table-cell table:style-name="ce50" office:value-type="float" office:value="2451" calcext:value-type="float">
            <text:p><text:s text:c="3"/>2,451</text:p>
          </table:table-cell>
          <table:table-cell table:style-name="ce50" office:value-type="float" office:value="3207" calcext:value-type="float">
            <text:p><text:s text:c="3"/>3,207</text:p>
          </table:table-cell>
          <table:table-cell table:style-name="ce50" office:value-type="float" office:value="92465" calcext:value-type="float">
            <text:p><text:s text:c="3"/>92,465</text:p>
          </table:table-cell>
          <table:table-cell table:style-name="ce50" office:value-type="float" office:value="443" calcext:value-type="float">
            <text:p><text:s text:c="3"/>443</text:p>
          </table:table-cell>
          <table:table-cell table:style-name="ce83" office:value-type="float" office:value="968" calcext:value-type="float">
            <text:p><text:s text:c="3"/>968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87725" calcext:value-type="float">
            <text:p><text:s text:c="3"/>87,725</text:p>
          </table:table-cell>
          <table:table-cell table:style-name="ce50" office:value-type="float" office:value="84205" calcext:value-type="float">
            <text:p><text:s text:c="3"/>84,205</text:p>
          </table:table-cell>
          <table:table-cell table:style-name="ce50" office:value-type="float" office:value="3517" calcext:value-type="float">
            <text:p><text:s text:c="3"/>3,51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2215" calcext:value-type="float">
            <text:p><text:s text:c="3"/>82,215</text:p>
          </table:table-cell>
          <table:table-cell table:style-name="ce50" office:value-type="float" office:value="2376" calcext:value-type="float">
            <text:p><text:s text:c="3"/>2,376</text:p>
          </table:table-cell>
          <table:table-cell table:style-name="ce50" office:value-type="float" office:value="3134" calcext:value-type="float">
            <text:p><text:s text:c="3"/>3,134</text:p>
          </table:table-cell>
          <table:table-cell table:style-name="ce50" office:value-type="float" office:value="86460" calcext:value-type="float">
            <text:p><text:s text:c="3"/>86,460</text:p>
          </table:table-cell>
          <table:table-cell table:style-name="ce50" office:value-type="float" office:value="344" calcext:value-type="float">
            <text:p><text:s text:c="3"/>344</text:p>
          </table:table-cell>
          <table:table-cell table:style-name="ce83" office:value-type="float" office:value="921" calcext:value-type="float">
            <text:p><text:s text:c="3"/>92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587" calcext:value-type="float">
            <text:p><text:s text:c="3"/>13,587</text:p>
          </table:table-cell>
          <table:table-cell table:style-name="ce51" office:value-type="float" office:value="13065" calcext:value-type="float">
            <text:p><text:s text:c="3"/>13,065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718" calcext:value-type="float">
            <text:p><text:s text:c="3"/>12,71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13380" calcext:value-type="float">
            <text:p><text:s text:c="3"/>13,38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71" calcext:value-type="float">
            <text:p><text:s text:c="3"/>6,971</text:p>
          </table:table-cell>
          <table:table-cell table:style-name="ce52" office:value-type="float" office:value="6701" calcext:value-type="float">
            <text:p><text:s text:c="3"/>6,701</text:p>
          </table:table-cell>
          <table:table-cell table:style-name="ce52" office:value-type="float" office:value="269" calcext:value-type="float">
            <text:p><text:s text:c="3"/>26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534" calcext:value-type="float">
            <text:p><text:s text:c="3"/>6,534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6859" calcext:value-type="float">
            <text:p><text:s text:c="3"/>6,859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6" calcext:value-type="float">
            <text:p><text:s text:c="3"/>6,616</text:p>
          </table:table-cell>
          <table:table-cell table:style-name="ce52" office:value-type="float" office:value="6364" calcext:value-type="float">
            <text:p><text:s text:c="3"/>6,364</text:p>
          </table:table-cell>
          <table:table-cell table:style-name="ce52" office:value-type="float" office:value="252" calcext:value-type="float">
            <text:p><text:s text:c="3"/>25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184" calcext:value-type="float">
            <text:p><text:s text:c="3"/>6,184</text:p>
          </table:table-cell>
          <table:table-cell table:style-name="ce52" office:value-type="float" office:value="181" calcext:value-type="float">
            <text:p><text:s text:c="3"/>181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521" calcext:value-type="float">
            <text:p><text:s text:c="3"/>6,521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709" calcext:value-type="float">
            <text:p><text:s text:c="3"/>14,709</text:p>
          </table:table-cell>
          <table:table-cell table:style-name="ce51" office:value-type="float" office:value="14152" calcext:value-type="float">
            <text:p><text:s text:c="3"/>14,152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792" calcext:value-type="float">
            <text:p><text:s text:c="3"/>13,792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style-name="ce51" office:value-type="float" office:value="14478" calcext:value-type="float">
            <text:p><text:s text:c="3"/>14,478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68" calcext:value-type="float">
            <text:p><text:s text:c="3"/>16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55" calcext:value-type="float">
            <text:p><text:s text:c="3"/>7,655</text:p>
          </table:table-cell>
          <table:table-cell table:style-name="ce52" office:value-type="float" office:value="7373" calcext:value-type="float">
            <text:p><text:s text:c="3"/>7,373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65" calcext:value-type="float">
            <text:p><text:s text:c="3"/>7,165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7533" calcext:value-type="float">
            <text:p><text:s text:c="3"/>7,533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054" calcext:value-type="float">
            <text:p><text:s text:c="3"/>7,054</text:p>
          </table:table-cell>
          <table:table-cell table:style-name="ce52" office:value-type="float" office:value="6779" calcext:value-type="float">
            <text:p><text:s text:c="3"/>6,779</text:p>
          </table:table-cell>
          <table:table-cell table:style-name="ce52" office:value-type="float" office:value="275" calcext:value-type="float">
            <text:p><text:s text:c="3"/>27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27" calcext:value-type="float">
            <text:p><text:s text:c="3"/>6,627</text:p>
          </table:table-cell>
          <table:table-cell table:style-name="ce52" office:value-type="float" office:value="189" calcext:value-type="float">
            <text:p><text:s text:c="3"/>189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6945" calcext:value-type="float">
            <text:p><text:s text:c="3"/>6,94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50" calcext:value-type="float">
            <text:p><text:s text:c="3"/>15,150</text:p>
          </table:table-cell>
          <table:table-cell table:style-name="ce51" office:value-type="float" office:value="14539" calcext:value-type="float">
            <text:p><text:s text:c="3"/>14,539</text:p>
          </table:table-cell>
          <table:table-cell table:style-name="ce51" office:value-type="float" office:value="610" calcext:value-type="float">
            <text:p><text:s text:c="3"/>6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190" calcext:value-type="float">
            <text:p><text:s text:c="3"/>14,190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14932" calcext:value-type="float">
            <text:p><text:s text:c="3"/>14,932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84" office:value-type="float" office:value="167" calcext:value-type="float">
            <text:p><text:s text:c="3"/>16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843" calcext:value-type="float">
            <text:p><text:s text:c="3"/>7,843</text:p>
          </table:table-cell>
          <table:table-cell table:style-name="ce52" office:value-type="float" office:value="7525" calcext:value-type="float">
            <text:p><text:s text:c="3"/>7,525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61" calcext:value-type="float">
            <text:p><text:s text:c="3"/>7,361</text:p>
          </table:table-cell>
          <table:table-cell table:style-name="ce52" office:value-type="float" office:value="216" calcext:value-type="float">
            <text:p><text:s text:c="3"/>216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7722" calcext:value-type="float">
            <text:p><text:s text:c="3"/>7,72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07" calcext:value-type="float">
            <text:p><text:s text:c="3"/>7,307</text:p>
          </table:table-cell>
          <table:table-cell table:style-name="ce52" office:value-type="float" office:value="7014" calcext:value-type="float">
            <text:p><text:s text:c="3"/>7,014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829" calcext:value-type="float">
            <text:p><text:s text:c="3"/>6,82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272" calcext:value-type="float">
            <text:p><text:s text:c="3"/>272</text:p>
          </table:table-cell>
          <table:table-cell table:style-name="ce52" office:value-type="float" office:value="7210" calcext:value-type="float">
            <text:p><text:s text:c="3"/>7,21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913" calcext:value-type="float">
            <text:p><text:s text:c="3"/>13,913</text:p>
          </table:table-cell>
          <table:table-cell table:style-name="ce51" office:value-type="float" office:value="13360" calcext:value-type="float">
            <text:p><text:s text:c="3"/>13,360</text:p>
          </table:table-cell>
          <table:table-cell table:style-name="ce51" office:value-type="float" office:value="553" calcext:value-type="float">
            <text:p><text:s text:c="3"/>55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062" calcext:value-type="float">
            <text:p><text:s text:c="3"/>13,062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51" office:value-type="float" office:value="13705" calcext:value-type="float">
            <text:p><text:s text:c="3"/>13,705</text:p>
          </table:table-cell>
          <table:table-cell table:style-name="ce51" office:value-type="float" office:value="63" calcext:value-type="float">
            <text:p><text:s text:c="3"/>63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02" calcext:value-type="float">
            <text:p><text:s text:c="3"/>7,202</text:p>
          </table:table-cell>
          <table:table-cell table:style-name="ce52" office:value-type="float" office:value="6944" calcext:value-type="float">
            <text:p><text:s text:c="3"/>6,94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774" calcext:value-type="float">
            <text:p><text:s text:c="3"/>6,774</text:p>
          </table:table-cell>
          <table:table-cell table:style-name="ce52" office:value-type="float" office:value="170" calcext:value-type="float">
            <text:p><text:s text:c="3"/>170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7090" calcext:value-type="float">
            <text:p><text:s text:c="3"/>7,09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711" calcext:value-type="float">
            <text:p><text:s text:c="3"/>6,711</text:p>
          </table:table-cell>
          <table:table-cell table:style-name="ce52" office:value-type="float" office:value="6416" calcext:value-type="float">
            <text:p><text:s text:c="3"/>6,41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88" calcext:value-type="float">
            <text:p><text:s text:c="3"/>6,288</text:p>
          </table:table-cell>
          <table:table-cell table:style-name="ce52" office:value-type="float" office:value="172" calcext:value-type="float">
            <text:p><text:s text:c="3"/>172</text:p>
          </table:table-cell>
          <table:table-cell table:style-name="ce52" office:value-type="float" office:value="251" calcext:value-type="float">
            <text:p><text:s text:c="3"/>251</text:p>
          </table:table-cell>
          <table:table-cell table:style-name="ce52" office:value-type="float" office:value="6615" calcext:value-type="float">
            <text:p><text:s text:c="3"/>6,615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93" calcext:value-type="float">
            <text:p><text:s text:c="3"/>16,793</text:p>
          </table:table-cell>
          <table:table-cell table:style-name="ce51" office:value-type="float" office:value="16097" calcext:value-type="float">
            <text:p><text:s text:c="3"/>16,097</text:p>
          </table:table-cell>
          <table:table-cell table:style-name="ce51" office:value-type="float" office:value="695" calcext:value-type="float">
            <text:p><text:s text:c="3"/>69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800" calcext:value-type="float">
            <text:p><text:s text:c="3"/>15,800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587" calcext:value-type="float">
            <text:p><text:s text:c="3"/>587</text:p>
          </table:table-cell>
          <table:table-cell table:style-name="ce51" office:value-type="float" office:value="16563" calcext:value-type="float">
            <text:p><text:s text:c="3"/>16,56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57" calcext:value-type="float">
            <text:p><text:s text:c="3"/>15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8" calcext:value-type="float">
            <text:p><text:s text:c="3"/>8,768</text:p>
          </table:table-cell>
          <table:table-cell table:style-name="ce52" office:value-type="float" office:value="8416" calcext:value-type="float">
            <text:p><text:s text:c="3"/>8,416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8654" calcext:value-type="float">
            <text:p><text:s text:c="3"/>8,65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025" calcext:value-type="float">
            <text:p><text:s text:c="3"/>8,025</text:p>
          </table:table-cell>
          <table:table-cell table:style-name="ce52" office:value-type="float" office:value="7681" calcext:value-type="float">
            <text:p><text:s text:c="3"/>7,681</text:p>
          </table:table-cell>
          <table:table-cell table:style-name="ce52" office:value-type="float" office:value="344" calcext:value-type="float">
            <text:p><text:s text:c="3"/>34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55" calcext:value-type="float">
            <text:p><text:s text:c="3"/>7,555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909" calcext:value-type="float">
            <text:p><text:s text:c="3"/>7,909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057" calcext:value-type="float">
            <text:p><text:s text:c="3"/>16,057</text:p>
          </table:table-cell>
          <table:table-cell table:style-name="ce51" office:value-type="float" office:value="15412" calcext:value-type="float">
            <text:p><text:s text:c="3"/>15,412</text:p>
          </table:table-cell>
          <table:table-cell table:style-name="ce51" office:value-type="float" office:value="642" calcext:value-type="float">
            <text:p><text:s text:c="3"/>64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2" calcext:value-type="float">
            <text:p><text:s text:c="3"/>602</text:p>
          </table:table-cell>
          <table:table-cell table:style-name="ce51" office:value-type="float" office:value="15814" calcext:value-type="float">
            <text:p><text:s text:c="3"/>15,814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84" office:value-type="float" office:value="175" calcext:value-type="float">
            <text:p><text:s text:c="3"/>1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40" calcext:value-type="float">
            <text:p><text:s text:c="3"/>8,240</text:p>
          </table:table-cell>
          <table:table-cell table:style-name="ce52" office:value-type="float" office:value="7904" calcext:value-type="float">
            <text:p><text:s text:c="3"/>7,904</text:p>
          </table:table-cell>
          <table:table-cell table:style-name="ce52" office:value-type="float" office:value="335" calcext:value-type="float">
            <text:p><text:s text:c="3"/>3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45" calcext:value-type="float">
            <text:p><text:s text:c="3"/>7,745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16" calcext:value-type="float">
            <text:p><text:s text:c="3"/>8,11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7508" calcext:value-type="float">
            <text:p><text:s text:c="3"/>7,508</text:p>
          </table:table-cell>
          <table:table-cell table:style-name="ce52" office:value-type="float" office:value="307" calcext:value-type="float">
            <text:p><text:s text:c="3"/>307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7304" calcext:value-type="float">
            <text:p><text:s text:c="3"/>7,304</text:p>
          </table:table-cell>
          <table:table-cell table:style-name="ce52" office:value-type="float" office:value="201" calcext:value-type="float">
            <text:p><text:s text:c="3"/>201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7698" calcext:value-type="float">
            <text:p><text:s text:c="3"/>7,698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149" calcext:value-type="float">
            <text:p><text:s text:c="3"/>15,149</text:p>
          </table:table-cell>
          <table:table-cell table:style-name="ce51" office:value-type="float" office:value="14537" calcext:value-type="float">
            <text:p><text:s text:c="3"/>14,537</text:p>
          </table:table-cell>
          <table:table-cell table:style-name="ce51" office:value-type="float" office:value="612" calcext:value-type="float">
            <text:p><text:s text:c="3"/>61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253" calcext:value-type="float">
            <text:p><text:s text:c="3"/>14,253</text:p>
          </table:table-cell>
          <table:table-cell table:style-name="ce51" office:value-type="float" office:value="413" calcext:value-type="float">
            <text:p><text:s text:c="3"/>413</text:p>
          </table:table-cell>
          <table:table-cell table:style-name="ce51" office:value-type="float" office:value="483" calcext:value-type="float">
            <text:p><text:s text:c="3"/>483</text:p>
          </table:table-cell>
          <table:table-cell table:style-name="ce51" office:value-type="float" office:value="14904" calcext:value-type="float">
            <text:p><text:s text:c="3"/>14,904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799" calcext:value-type="float">
            <text:p><text:s text:c="3"/>7,799</text:p>
          </table:table-cell>
          <table:table-cell table:style-name="ce52" office:value-type="float" office:value="7479" calcext:value-type="float">
            <text:p><text:s text:c="3"/>7,479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371" calcext:value-type="float">
            <text:p><text:s text:c="3"/>7,371</text:p>
          </table:table-cell>
          <table:table-cell table:style-name="ce52" office:value-type="float" office:value="192" calcext:value-type="float">
            <text:p><text:s text:c="3"/>19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7669" calcext:value-type="float">
            <text:p><text:s text:c="3"/>7,669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50" calcext:value-type="float">
            <text:p><text:s text:c="3"/>7,350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82" calcext:value-type="float">
            <text:p><text:s text:c="3"/>6,882</text:p>
          </table:table-cell>
          <table:table-cell table:style-name="ce52" office:value-type="float" office:value="221" calcext:value-type="float">
            <text:p><text:s text:c="3"/>221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235" calcext:value-type="float">
            <text:p><text:s text:c="3"/>7,235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  <text:p>截至4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58488" calcext:value-type="float">
            <text:p><text:s text:c="3"/>58,488</text:p>
          </table:table-cell>
          <table:table-cell table:style-name="ce49" office:value-type="float" office:value="56202" calcext:value-type="float">
            <text:p><text:s text:c="3"/>56,202</text:p>
          </table:table-cell>
          <table:table-cell table:style-name="ce49" office:value-type="float" office:value="2284" calcext:value-type="float">
            <text:p><text:s text:c="3"/>2,28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4775" calcext:value-type="float">
            <text:p><text:s text:c="3"/>54,775</text:p>
          </table:table-cell>
          <table:table-cell table:style-name="ce49" office:value-type="float" office:value="1536" calcext:value-type="float">
            <text:p><text:s text:c="3"/>1,536</text:p>
          </table:table-cell>
          <table:table-cell table:style-name="ce49" office:value-type="float" office:value="2177" calcext:value-type="float">
            <text:p><text:s text:c="3"/>2,177</text:p>
          </table:table-cell>
          <table:table-cell table:style-name="ce49" office:value-type="float" office:value="57604" calcext:value-type="float">
            <text:p><text:s text:c="3"/>57,604</text:p>
          </table:table-cell>
          <table:table-cell table:style-name="ce49" office:value-type="float" office:value="275" calcext:value-type="float">
            <text:p><text:s text:c="3"/>275</text:p>
          </table:table-cell>
          <table:table-cell table:style-name="ce82" office:value-type="float" office:value="609" calcext:value-type="float">
            <text:p><text:s text:c="3"/>60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30304" calcext:value-type="float">
            <text:p><text:s text:c="3"/>30,304</text:p>
          </table:table-cell>
          <table:table-cell table:style-name="ce50" office:value-type="float" office:value="29086" calcext:value-type="float">
            <text:p><text:s text:c="3"/>29,086</text:p>
          </table:table-cell>
          <table:table-cell table:style-name="ce50" office:value-type="float" office:value="1218" calcext:value-type="float">
            <text:p><text:s text:c="3"/>1,218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8358" calcext:value-type="float">
            <text:p><text:s text:c="3"/>28,358</text:p>
          </table:table-cell>
          <table:table-cell table:style-name="ce50" office:value-type="float" office:value="803" calcext:value-type="float">
            <text:p><text:s text:c="3"/>803</text:p>
          </table:table-cell>
          <table:table-cell table:style-name="ce50" office:value-type="float" office:value="1143" calcext:value-type="float">
            <text:p><text:s text:c="3"/>1,143</text:p>
          </table:table-cell>
          <table:table-cell table:style-name="ce50" office:value-type="float" office:value="29848" calcext:value-type="float">
            <text:p><text:s text:c="3"/>29,848</text:p>
          </table:table-cell>
          <table:table-cell table:style-name="ce50" office:value-type="float" office:value="157" calcext:value-type="float">
            <text:p><text:s text:c="3"/>157</text:p>
          </table:table-cell>
          <table:table-cell table:style-name="ce83" office:value-type="float" office:value="299" calcext:value-type="float">
            <text:p><text:s text:c="3"/>299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28184" calcext:value-type="float">
            <text:p><text:s text:c="3"/>28,184</text:p>
          </table:table-cell>
          <table:table-cell table:style-name="ce50" office:value-type="float" office:value="27116" calcext:value-type="float">
            <text:p><text:s text:c="3"/>27,116</text:p>
          </table:table-cell>
          <table:table-cell table:style-name="ce50" office:value-type="float" office:value="1066" calcext:value-type="float">
            <text:p><text:s text:c="3"/>1,06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26417" calcext:value-type="float">
            <text:p><text:s text:c="3"/>26,417</text:p>
          </table:table-cell>
          <table:table-cell table:style-name="ce50" office:value-type="float" office:value="733" calcext:value-type="float">
            <text:p><text:s text:c="3"/>733</text:p>
          </table:table-cell>
          <table:table-cell table:style-name="ce50" office:value-type="float" office:value="1034" calcext:value-type="float">
            <text:p><text:s text:c="3"/>1,034</text:p>
          </table:table-cell>
          <table:table-cell table:style-name="ce50" office:value-type="float" office:value="27756" calcext:value-type="float">
            <text:p><text:s text:c="3"/>27,756</text:p>
          </table:table-cell>
          <table:table-cell table:style-name="ce50" office:value-type="float" office:value="118" calcext:value-type="float">
            <text:p><text:s text:c="3"/>118</text:p>
          </table:table-cell>
          <table:table-cell table:style-name="ce83" office:value-type="float" office:value="310" calcext:value-type="float">
            <text:p><text:s text:c="3"/>31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39" calcext:value-type="float">
            <text:p><text:s text:c="3"/>17,139</text:p>
          </table:table-cell>
          <table:table-cell table:style-name="ce51" office:value-type="float" office:value="16459" calcext:value-type="float">
            <text:p><text:s text:c="3"/>16,459</text:p>
          </table:table-cell>
          <table:table-cell table:style-name="ce51" office:value-type="float" office:value="680" calcext:value-type="float">
            <text:p><text:s text:c="3"/>68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024" calcext:value-type="float">
            <text:p><text:s text:c="3"/>16,024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636" calcext:value-type="float">
            <text:p><text:s text:c="3"/>636</text:p>
          </table:table-cell>
          <table:table-cell table:style-name="ce51" office:value-type="float" office:value="16875" calcext:value-type="float">
            <text:p><text:s text:c="3"/>16,875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84" office:value-type="float" office:value="191" calcext:value-type="float">
            <text:p><text:s text:c="3"/>19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62" calcext:value-type="float">
            <text:p><text:s text:c="3"/>8,762</text:p>
          </table:table-cell>
          <table:table-cell table:style-name="ce52" office:value-type="float" office:value="8419" calcext:value-type="float">
            <text:p><text:s text:c="3"/>8,419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77" calcext:value-type="float">
            <text:p><text:s text:c="3"/>8,177</text:p>
          </table:table-cell>
          <table:table-cell table:style-name="ce52" office:value-type="float" office:value="254" calcext:value-type="float">
            <text:p><text:s text:c="3"/>254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8634" calcext:value-type="float">
            <text:p><text:s text:c="3"/>8,63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377" calcext:value-type="float">
            <text:p><text:s text:c="3"/>8,377</text:p>
          </table:table-cell>
          <table:table-cell table:style-name="ce52" office:value-type="float" office:value="8040" calcext:value-type="float">
            <text:p><text:s text:c="3"/>8,040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847" calcext:value-type="float">
            <text:p><text:s text:c="3"/>7,847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104" calcext:value-type="float">
            <text:p><text:s text:c="3"/>10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2497" calcext:value-type="float">
            <text:p><text:s text:c="3"/>12,497</text:p>
          </table:table-cell>
          <table:table-cell table:style-name="ce51" office:value-type="float" office:value="11996" calcext:value-type="float">
            <text:p><text:s text:c="3"/>11,996</text:p>
          </table:table-cell>
          <table:table-cell table:style-name="ce51" office:value-type="float" office:value="501" calcext:value-type="float">
            <text:p><text:s text:c="3"/>50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684" calcext:value-type="float">
            <text:p><text:s text:c="3"/>11,684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476" calcext:value-type="float">
            <text:p><text:s text:c="3"/>476</text:p>
          </table:table-cell>
          <table:table-cell table:style-name="ce51" office:value-type="float" office:value="12318" calcext:value-type="float">
            <text:p><text:s text:c="3"/>12,31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84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475" calcext:value-type="float">
            <text:p><text:s text:c="3"/>6,475</text:p>
          </table:table-cell>
          <table:table-cell table:style-name="ce52" office:value-type="float" office:value="6204" calcext:value-type="float">
            <text:p><text:s text:c="3"/>6,204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45" calcext:value-type="float">
            <text:p><text:s text:c="3"/>6,045</text:p>
          </table:table-cell>
          <table:table-cell table:style-name="ce52" office:value-type="float" office:value="177" calcext:value-type="float">
            <text:p><text:s text:c="3"/>177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6374" calcext:value-type="float">
            <text:p><text:s text:c="3"/>6,37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022" calcext:value-type="float">
            <text:p><text:s text:c="3"/>6,022</text:p>
          </table:table-cell>
          <table:table-cell table:style-name="ce52" office:value-type="float" office:value="5792" calcext:value-type="float">
            <text:p><text:s text:c="3"/>5,792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639" calcext:value-type="float">
            <text:p><text:s text:c="3"/>5,639</text:p>
          </table:table-cell>
          <table:table-cell table:style-name="ce52" office:value-type="float" office:value="160" calcext:value-type="float">
            <text:p><text:s text:c="3"/>160</text:p>
          </table:table-cell>
          <table:table-cell table:style-name="ce52" office:value-type="float" office:value="223" calcext:value-type="float">
            <text:p><text:s text:c="3"/>223</text:p>
          </table:table-cell>
          <table:table-cell table:style-name="ce52" office:value-type="float" office:value="5944" calcext:value-type="float">
            <text:p><text:s text:c="3"/>5,94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85" office:value-type="float" office:value="50" calcext:value-type="float">
            <text:p><text:s text:c="3"/>50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567" calcext:value-type="float">
            <text:p><text:s text:c="3"/>14,567</text:p>
          </table:table-cell>
          <table:table-cell table:style-name="ce51" office:value-type="float" office:value="14008" calcext:value-type="float">
            <text:p><text:s text:c="3"/>14,008</text:p>
          </table:table-cell>
          <table:table-cell table:style-name="ce51" office:value-type="float" office:value="558" calcext:value-type="float">
            <text:p><text:s text:c="3"/>55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623" calcext:value-type="float">
            <text:p><text:s text:c="3"/>13,623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14344" calcext:value-type="float">
            <text:p><text:s text:c="3"/>14,34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84" office:value-type="float" office:value="149" calcext:value-type="float">
            <text:p><text:s text:c="3"/>14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632" calcext:value-type="float">
            <text:p><text:s text:c="3"/>7,632</text:p>
          </table:table-cell>
          <table:table-cell table:style-name="ce52" office:value-type="float" office:value="7315" calcext:value-type="float">
            <text:p><text:s text:c="3"/>7,315</text:p>
          </table:table-cell>
          <table:table-cell table:style-name="ce52" office:value-type="float" office:value="317" calcext:value-type="float">
            <text:p><text:s text:c="3"/>31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7" calcext:value-type="float">
            <text:p><text:s text:c="3"/>7,137</text:p>
          </table:table-cell>
          <table:table-cell table:style-name="ce52" office:value-type="float" office:value="203" calcext:value-type="float">
            <text:p><text:s text:c="3"/>203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52" office:value-type="float" office:value="7521" calcext:value-type="float">
            <text:p><text:s text:c="3"/>7,521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85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35" calcext:value-type="float">
            <text:p><text:s text:c="3"/>6,935</text:p>
          </table:table-cell>
          <table:table-cell table:style-name="ce52" office:value-type="float" office:value="6693" calcext:value-type="float">
            <text:p><text:s text:c="3"/>6,693</text:p>
          </table:table-cell>
          <table:table-cell table:style-name="ce52" office:value-type="float" office:value="241" calcext:value-type="float">
            <text:p><text:s text:c="3"/>24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486" calcext:value-type="float">
            <text:p><text:s text:c="3"/>6,486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52" office:value-type="float" office:value="6823" calcext:value-type="float">
            <text:p><text:s text:c="3"/>6,82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9" calcext:value-type="float">
            <text:p><text:s text:c="3"/>79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85" calcext:value-type="float">
            <text:p><text:s text:c="3"/>14,285</text:p>
          </table:table-cell>
          <table:table-cell table:style-name="ce51" office:value-type="float" office:value="13739" calcext:value-type="float">
            <text:p><text:s text:c="3"/>13,739</text:p>
          </table:table-cell>
          <table:table-cell table:style-name="ce51" office:value-type="float" office:value="545" calcext:value-type="float">
            <text:p><text:s text:c="3"/>54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444" calcext:value-type="float">
            <text:p><text:s text:c="3"/>13,444</text:p>
          </table:table-cell>
          <table:table-cell table:style-name="ce51" office:value-type="float" office:value="330" calcext:value-type="float">
            <text:p><text:s text:c="3"/>330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4067" calcext:value-type="float">
            <text:p><text:s text:c="3"/>14,067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49" calcext:value-type="float">
            <text:p><text:s text:c="3"/>14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435" calcext:value-type="float">
            <text:p><text:s text:c="3"/>7,435</text:p>
          </table:table-cell>
          <table:table-cell table:style-name="ce52" office:value-type="float" office:value="7148" calcext:value-type="float">
            <text:p><text:s text:c="3"/>7,148</text:p>
          </table:table-cell>
          <table:table-cell table:style-name="ce52" office:value-type="float" office:value="287" calcext:value-type="float">
            <text:p><text:s text:c="3"/>28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999" calcext:value-type="float">
            <text:p><text:s text:c="3"/>6,999</text:p>
          </table:table-cell>
          <table:table-cell table:style-name="ce52" office:value-type="float" office:value="169" calcext:value-type="float">
            <text:p><text:s text:c="3"/>169</text:p>
          </table:table-cell>
          <table:table-cell table:style-name="ce52" office:value-type="float" office:value="267" calcext:value-type="float">
            <text:p><text:s text:c="3"/>267</text:p>
          </table:table-cell>
          <table:table-cell table:style-name="ce52" office:value-type="float" office:value="7319" calcext:value-type="float">
            <text:p><text:s text:c="3"/>7,319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850" calcext:value-type="float">
            <text:p><text:s text:c="3"/>6,850</text:p>
          </table:table-cell>
          <table:table-cell table:style-name="ce52" office:value-type="float" office:value="6591" calcext:value-type="float">
            <text:p><text:s text:c="3"/>6,591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445" calcext:value-type="float">
            <text:p><text:s text:c="3"/>6,445</text:p>
          </table:table-cell>
          <table:table-cell table:style-name="ce52" office:value-type="float" office:value="161" calcext:value-type="float">
            <text:p><text:s text:c="3"/>161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6748" calcext:value-type="float">
            <text:p><text:s text:c="3"/>6,74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9]&gt;0)*([.C70]=0);100;IF(([.C109]=0)*([.C70]&gt;0);-100;IF(ISERROR(([.C109]-[.C70])/[.C70]*100);0;([.C109]-[.C70])/[.C70]*100)))" office:value-type="float" office:value="4.45305644925417" calcext:value-type="float">
            <text:p>4.45</text:p>
          </table:table-cell>
          <table:table-cell table:style-name="ce53" table:formula="of:=IF(([.D109]&gt;0)*([.D70]=0);100;IF(([.D109]=0)*([.D70]&gt;0);-100;IF(ISERROR(([.D109]-[.D70])/[.D70]*100);0;([.D109]-[.D70])/[.D70]*100)))" office:value-type="float" office:value="4.20174440652256" calcext:value-type="float">
            <text:p>4.20</text:p>
          </table:table-cell>
          <table:table-cell table:style-name="ce53" table:formula="of:=IF(([.E109]&gt;0)*([.E70]=0);100;IF(([.E109]=0)*([.E70]&gt;0);-100;IF(ISERROR(([.E109]-[.E70])/[.E70]*100);0;([.E109]-[.E70])/[.E70]*100)))" office:value-type="float" office:value="10.9979633401222" calcext:value-type="float">
            <text:p>11.00</text:p>
          </table:table-cell>
          <table:table-cell table:style-name="ce53" table:formula="of:=IF(([.F109]&gt;0)*([.F70]=0);100;IF(([.F109]=0)*([.F70]&gt;0);-100;IF(ISERROR(([.F109]-[.F70])/[.F70]*100);0;([.F109]-[.F70])/[.F70]*100)))" office:value-type="float" office:value="100" calcext:value-type="float">
            <text:p>100.00</text:p>
          </table:table-cell>
          <table:table-cell table:style-name="ce53" table:formula="of:=IF(([.G109]&gt;0)*([.G70]=0);100;IF(([.G109]=0)*([.G70]&gt;0);-100;IF(ISERROR(([.G109]-[.G70])/[.G70]*100);0;([.G109]-[.G70])/[.G70]*100)))" office:value-type="float" office:value="4.5981482922275" calcext:value-type="float">
            <text:p>4.60</text:p>
          </table:table-cell>
          <table:table-cell table:style-name="ce53" table:formula="of:=IF(([.H109]&gt;0)*([.H70]=0);100;IF(([.H109]=0)*([.H70]&gt;0);-100;IF(ISERROR(([.H109]-[.H70])/[.H70]*100);0;([.H109]-[.H70])/[.H70]*100)))" office:value-type="float" office:value="-13.3858267716535" calcext:value-type="float">
            <text:p><text:s text:c="3"/>－13.39</text:p>
          </table:table-cell>
          <table:table-cell table:style-name="ce53" table:formula="of:=IF(([.I109]&gt;0)*([.I70]=0);100;IF(([.I109]=0)*([.I70]&gt;0);-100;IF(ISERROR(([.I109]-[.I70])/[.I70]*100);0;([.I109]-[.I70])/[.I70]*100)))" office:value-type="float" office:value="15.6108597285068" calcext:value-type="float">
            <text:p>15.61</text:p>
          </table:table-cell>
          <table:table-cell table:style-name="ce53" table:formula="of:=IF(([.J109]&gt;0)*([.J70]=0);100;IF(([.J109]=0)*([.J70]&gt;0);-100;IF(ISERROR(([.J109]-[.J70])/[.J70]*100);0;([.J109]-[.J70])/[.J70]*100)))" office:value-type="float" office:value="4.22316070237831" calcext:value-type="float">
            <text:p>4.22</text:p>
          </table:table-cell>
          <table:table-cell table:style-name="ce53" table:formula="of:=IF(([.K109]&gt;0)*([.K70]=0);100;IF(([.K109]=0)*([.K70]&gt;0);-100;IF(ISERROR(([.K109]-[.K70])/[.K70]*100);0;([.K109]-[.K70])/[.K70]*100)))" office:value-type="float" office:value="25.4545454545455" calcext:value-type="float">
            <text:p>25.45</text:p>
          </table:table-cell>
          <table:table-cell table:style-name="ce86" table:formula="of:=IF(([.L109]&gt;0)*([.L70]=0);100;IF(([.L109]=0)*([.L70]&gt;0);-100;IF(ISERROR(([.L109]-[.L70])/[.L70]*100);0;([.L109]-[.L70])/[.L70]*100)))" office:value-type="float" office:value="20.1612903225806" calcext:value-type="float">
            <text:p>20.16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10]&gt;0)*([.C71]=0);100;IF(([.C110]=0)*([.C71]&gt;0);-100;IF(ISERROR(([.C110]-[.C71])/[.C71]*100);0;([.C110]-[.C71])/[.C71]*100)))" office:value-type="float" office:value="5.34145650325871" calcext:value-type="float">
            <text:p>5.34</text:p>
          </table:table-cell>
          <table:table-cell table:style-name="ce54" table:formula="of:=IF(([.D110]&gt;0)*([.D71]=0);100;IF(([.D110]=0)*([.D71]&gt;0);-100;IF(ISERROR(([.D110]-[.D71])/[.D71]*100);0;([.D110]-[.D71])/[.D71]*100)))" office:value-type="float" office:value="4.74794841735053" calcext:value-type="float">
            <text:p>4.75</text:p>
          </table:table-cell>
          <table:table-cell table:style-name="ce54" table:formula="of:=IF(([.E110]&gt;0)*([.E71]=0);100;IF(([.E110]=0)*([.E71]&gt;0);-100;IF(ISERROR(([.E110]-[.E71])/[.E71]*100);0;([.E110]-[.E71])/[.E71]*100)))" office:value-type="float" office:value="22.6495726495726" calcext:value-type="float">
            <text:p>22.65</text:p>
          </table:table-cell>
          <table:table-cell table:style-name="ce54" table:formula="of:=IF(([.F110]&gt;0)*([.F71]=0);100;IF(([.F110]=0)*([.F71]&gt;0);-100;IF(ISERROR(([.F110]-[.F71])/[.F71]*100);0;([.F110]-[.F71])/[.F71]*100)))" office:value-type="float" office:value="0" calcext:value-type="float">
            <text:p>－</text:p>
          </table:table-cell>
          <table:table-cell table:style-name="ce54" table:formula="of:=IF(([.G110]&gt;0)*([.G71]=0);100;IF(([.G110]=0)*([.G71]&gt;0);-100;IF(ISERROR(([.G110]-[.G71])/[.G71]*100);0;([.G110]-[.G71])/[.G71]*100)))" office:value-type="float" office:value="5.20066135577935" calcext:value-type="float">
            <text:p>5.20</text:p>
          </table:table-cell>
          <table:table-cell table:style-name="ce54" table:formula="of:=IF(([.H110]&gt;0)*([.H71]=0);100;IF(([.H110]=0)*([.H71]&gt;0);-100;IF(ISERROR(([.H110]-[.H71])/[.H71]*100);0;([.H110]-[.H71])/[.H71]*100)))" office:value-type="float" office:value="-12.8865979381443" calcext:value-type="float">
            <text:p><text:s text:c="3"/>－12.89</text:p>
          </table:table-cell>
          <table:table-cell table:style-name="ce54" table:formula="of:=IF(([.I110]&gt;0)*([.I71]=0);100;IF(([.I110]=0)*([.I71]&gt;0);-100;IF(ISERROR(([.I110]-[.I71])/[.I71]*100);0;([.I110]-[.I71])/[.I71]*100)))" office:value-type="float" office:value="26.5402843601896" calcext:value-type="float">
            <text:p>26.54</text:p>
          </table:table-cell>
          <table:table-cell table:style-name="ce54" table:formula="of:=IF(([.J110]&gt;0)*([.J71]=0);100;IF(([.J110]=0)*([.J71]&gt;0);-100;IF(ISERROR(([.J110]-[.J71])/[.J71]*100);0;([.J110]-[.J71])/[.J71]*100)))" office:value-type="float" office:value="5.12783682849756" calcext:value-type="float">
            <text:p>5.13</text:p>
          </table:table-cell>
          <table:table-cell table:style-name="ce54" table:formula="of:=IF(([.K110]&gt;0)*([.K71]=0);100;IF(([.K110]=0)*([.K71]&gt;0);-100;IF(ISERROR(([.K110]-[.K71])/[.K71]*100);0;([.K110]-[.K71])/[.K71]*100)))" office:value-type="float" office:value="83.3333333333333" calcext:value-type="float">
            <text:p>83.33</text:p>
          </table:table-cell>
          <table:table-cell table:style-name="ce87" table:formula="of:=IF(([.L110]&gt;0)*([.L71]=0);100;IF(([.L110]=0)*([.L71]&gt;0);-100;IF(ISERROR(([.L110]-[.L71])/[.L71]*100);0;([.L110]-[.L71])/[.L71]*100)))" office:value-type="float" office:value="0" calcext:value-type="float">
            <text:p>－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11]&gt;0)*([.C72]=0);100;IF(([.C111]=0)*([.C72]&gt;0);-100;IF(ISERROR(([.C111]-[.C72])/[.C72]*100);0;([.C111]-[.C72])/[.C72]*100)))" office:value-type="float" office:value="3.50559081293442" calcext:value-type="float">
            <text:p>3.51</text:p>
          </table:table-cell>
          <table:table-cell table:style-name="ce55" table:formula="of:=IF(([.D111]&gt;0)*([.D72]=0);100;IF(([.D111]=0)*([.D72]&gt;0);-100;IF(ISERROR(([.D111]-[.D72])/[.D72]*100);0;([.D111]-[.D72])/[.D72]*100)))" office:value-type="float" office:value="3.61578368181104" calcext:value-type="float">
            <text:p>3.62</text:p>
          </table:table-cell>
          <table:table-cell table:style-name="ce55" table:formula="of:=IF(([.E111]&gt;0)*([.E72]=0);100;IF(([.E111]=0)*([.E72]&gt;0);-100;IF(ISERROR(([.E111]-[.E72])/[.E72]*100);0;([.E111]-[.E72])/[.E72]*100)))" office:value-type="float" office:value="0.389105058365759" calcext:value-type="float">
            <text:p>0.39</text:p>
          </table:table-cell>
          <table:table-cell table:style-name="ce55" table:formula="of:=IF(([.F111]&gt;0)*([.F72]=0);100;IF(([.F111]=0)*([.F72]&gt;0);-100;IF(ISERROR(([.F111]-[.F72])/[.F72]*100);0;([.F111]-[.F72])/[.F72]*100)))" office:value-type="float" office:value="100" calcext:value-type="float">
            <text:p>100.00</text:p>
          </table:table-cell>
          <table:table-cell table:style-name="ce55" table:formula="of:=IF(([.G111]&gt;0)*([.G72]=0);100;IF(([.G111]=0)*([.G72]&gt;0);-100;IF(ISERROR(([.G111]-[.G72])/[.G72]*100);0;([.G111]-[.G72])/[.G72]*100)))" office:value-type="float" office:value="3.95161290322581" calcext:value-type="float">
            <text:p>3.95</text:p>
          </table:table-cell>
          <table:table-cell table:style-name="ce55" table:formula="of:=IF(([.H111]&gt;0)*([.H72]=0);100;IF(([.H111]=0)*([.H72]&gt;0);-100;IF(ISERROR(([.H111]-[.H72])/[.H72]*100);0;([.H111]-[.H72])/[.H72]*100)))" office:value-type="float" office:value="-13.903743315508" calcext:value-type="float">
            <text:p><text:s text:c="3"/>－13.90</text:p>
          </table:table-cell>
          <table:table-cell table:style-name="ce55" table:formula="of:=IF(([.I111]&gt;0)*([.I72]=0);100;IF(([.I111]=0)*([.I72]&gt;0);-100;IF(ISERROR(([.I111]-[.I72])/[.I72]*100);0;([.I111]-[.I72])/[.I72]*100)))" office:value-type="float" office:value="5.62770562770563" calcext:value-type="float">
            <text:p>5.63</text:p>
          </table:table-cell>
          <table:table-cell table:style-name="ce55" table:formula="of:=IF(([.J111]&gt;0)*([.J72]=0);100;IF(([.J111]=0)*([.J72]&gt;0);-100;IF(ISERROR(([.J111]-[.J72])/[.J72]*100);0;([.J111]-[.J72])/[.J72]*100)))" office:value-type="float" office:value="3.25937260902831" calcext:value-type="float">
            <text:p>3.26</text:p>
          </table:table-cell>
          <table:table-cell table:style-name="ce55" table:formula="of:=IF(([.K111]&gt;0)*([.K72]=0);100;IF(([.K111]=0)*([.K72]&gt;0);-100;IF(ISERROR(([.K111]-[.K72])/[.K72]*100);0;([.K111]-[.K72])/[.K72]*100)))" office:value-type="float" office:value="-19.3548387096774" calcext:value-type="float">
            <text:p><text:s text:c="3"/>－19.35</text:p>
          </table:table-cell>
          <table:table-cell table:style-name="ce88" table:formula="of:=IF(([.L111]&gt;0)*([.L72]=0);100;IF(([.L111]=0)*([.L72]&gt;0);-100;IF(ISERROR(([.L111]-[.L72])/[.L72]*100);0;([.L111]-[.L72])/[.L72]*100)))" office:value-type="float" office:value="48.0769230769231" calcext:value-type="float">
            <text:p>48.08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9]&gt;0)*([.C106]=0);100;IF(([.C109]=0)*([.C106]&gt;0);-100;IF(ISERROR(([.C109]-[.C106])/[.C106]*100);0;([.C109]-[.C106])/[.C106]*100)))" office:value-type="float" office:value="-1.93588247408526" calcext:value-type="float">
            <text:p><text:s text:c="3"/>－1.94</text:p>
          </table:table-cell>
          <table:table-cell table:style-name="ce56" table:formula="of:=IF(([.D109]&gt;0)*([.D106]=0);100;IF(([.D109]=0)*([.D106]&gt;0);-100;IF(ISERROR(([.D109]-[.D106])/[.D106]*100);0;([.D109]-[.D106])/[.D106]*100)))" office:value-type="float" office:value="-1.92033123929183" calcext:value-type="float">
            <text:p><text:s text:c="3"/>－1.92</text:p>
          </table:table-cell>
          <table:table-cell table:style-name="ce56" table:formula="of:=IF(([.E109]&gt;0)*([.E106]=0);100;IF(([.E109]=0)*([.E106]&gt;0);-100;IF(ISERROR(([.E109]-[.E106])/[.E106]*100);0;([.E109]-[.E106])/[.E106]*100)))" office:value-type="float" office:value="-2.32974910394265" calcext:value-type="float">
            <text:p><text:s text:c="3"/>－2.33</text:p>
          </table:table-cell>
          <table:table-cell table:style-name="ce56" table:formula="of:=IF(([.F109]&gt;0)*([.F106]=0);100;IF(([.F109]=0)*([.F106]&gt;0);-100;IF(ISERROR(([.F109]-[.F106])/[.F106]*100);0;([.F109]-[.F106])/[.F106]*100)))" office:value-type="float" office:value="0" calcext:value-type="float">
            <text:p>－</text:p>
          </table:table-cell>
          <table:table-cell table:style-name="ce56" table:formula="of:=IF(([.G109]&gt;0)*([.G106]=0);100;IF(([.G109]=0)*([.G106]&gt;0);-100;IF(ISERROR(([.G109]-[.G106])/[.G106]*100);0;([.G109]-[.G106])/[.G106]*100)))" office:value-type="float" office:value="-1.31395434192175" calcext:value-type="float">
            <text:p><text:s text:c="3"/>－1.31</text:p>
          </table:table-cell>
          <table:table-cell table:style-name="ce56" table:formula="of:=IF(([.H109]&gt;0)*([.H106]=0);100;IF(([.H109]=0)*([.H106]&gt;0);-100;IF(ISERROR(([.H109]-[.H106])/[.H106]*100);0;([.H109]-[.H106])/[.H106]*100)))" office:value-type="float" office:value="-15.3846153846154" calcext:value-type="float">
            <text:p><text:s text:c="3"/>－15.38</text:p>
          </table:table-cell>
          <table:table-cell table:style-name="ce56" table:formula="of:=IF(([.I109]&gt;0)*([.I106]=0);100;IF(([.I109]=0)*([.I106]&gt;0);-100;IF(ISERROR(([.I109]-[.I106])/[.I106]*100);0;([.I109]-[.I106])/[.I106]*100)))" office:value-type="float" office:value="-7.76173285198556" calcext:value-type="float">
            <text:p><text:s text:c="3"/>－7.76</text:p>
          </table:table-cell>
          <table:table-cell table:style-name="ce56" table:formula="of:=IF(([.J109]&gt;0)*([.J106]=0);100;IF(([.J109]=0)*([.J106]&gt;0);-100;IF(ISERROR(([.J109]-[.J106])/[.J106]*100);0;([.J109]-[.J106])/[.J106]*100)))" office:value-type="float" office:value="-1.93112102621305" calcext:value-type="float">
            <text:p><text:s text:c="3"/>－1.93</text:p>
          </table:table-cell>
          <table:table-cell table:style-name="ce56" table:formula="of:=IF(([.K109]&gt;0)*([.K106]=0);100;IF(([.K109]=0)*([.K106]&gt;0);-100;IF(ISERROR(([.K109]-[.K106])/[.K106]*100);0;([.K109]-[.K106])/[.K106]*100)))" office:value-type="float" office:value="-6.75675675675676" calcext:value-type="float">
            <text:p><text:s text:c="3"/>－6.76</text:p>
          </table:table-cell>
          <table:table-cell table:style-name="ce89" table:formula="of:=IF(([.L109]&gt;0)*([.L106]=0);100;IF(([.L109]=0)*([.L106]&gt;0);-100;IF(ISERROR(([.L109]-[.L106])/[.L106]*100);0;([.L109]-[.L106])/[.L106]*100)))" office:value-type="float" office:value="0" calcext:value-type="float">
            <text:p>－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10]&gt;0)*([.C107]=0);100;IF(([.C110]=0)*([.C107]&gt;0);-100;IF(ISERROR(([.C110]-[.C107])/[.C107]*100);0;([.C110]-[.C107])/[.C107]*100)))" office:value-type="float" office:value="-2.58123689727463" calcext:value-type="float">
            <text:p><text:s text:c="3"/>－2.58</text:p>
          </table:table-cell>
          <table:table-cell table:style-name="ce54" table:formula="of:=IF(([.D110]&gt;0)*([.D107]=0);100;IF(([.D110]=0)*([.D107]&gt;0);-100;IF(ISERROR(([.D110]-[.D107])/[.D107]*100);0;([.D110]-[.D107])/[.D107]*100)))" office:value-type="float" office:value="-2.28298017771702" calcext:value-type="float">
            <text:p><text:s text:c="3"/>－2.28</text:p>
          </table:table-cell>
          <table:table-cell table:style-name="ce54" table:formula="of:=IF(([.E110]&gt;0)*([.E107]=0);100;IF(([.E110]=0)*([.E107]&gt;0);-100;IF(ISERROR(([.E110]-[.E107])/[.E107]*100);0;([.E110]-[.E107])/[.E107]*100)))" office:value-type="float" office:value="-9.46372239747634" calcext:value-type="float">
            <text:p><text:s text:c="3"/>－9.46</text:p>
          </table:table-cell>
          <table:table-cell table:style-name="ce54" table:formula="of:=IF(([.F110]&gt;0)*([.F107]=0);100;IF(([.F110]=0)*([.F107]&gt;0);-100;IF(ISERROR(([.F110]-[.F107])/[.F107]*100);0;([.F110]-[.F107])/[.F107]*100)))" office:value-type="float" office:value="0" calcext:value-type="float">
            <text:p>－</text:p>
          </table:table-cell>
          <table:table-cell table:style-name="ce54" table:formula="of:=IF(([.G110]&gt;0)*([.G107]=0);100;IF(([.G110]=0)*([.G107]&gt;0);-100;IF(ISERROR(([.G110]-[.G107])/[.G107]*100);0;([.G110]-[.G107])/[.G107]*100)))" office:value-type="float" office:value="-1.93358554014292" calcext:value-type="float">
            <text:p><text:s text:c="3"/>－1.93</text:p>
          </table:table-cell>
          <table:table-cell table:style-name="ce54" table:formula="of:=IF(([.H110]&gt;0)*([.H107]=0);100;IF(([.H110]=0)*([.H107]&gt;0);-100;IF(ISERROR(([.H110]-[.H107])/[.H107]*100);0;([.H110]-[.H107])/[.H107]*100)))" office:value-type="float" office:value="-16.7487684729064" calcext:value-type="float">
            <text:p><text:s text:c="3"/>－16.75</text:p>
          </table:table-cell>
          <table:table-cell table:style-name="ce54" table:formula="of:=IF(([.I110]&gt;0)*([.I107]=0);100;IF(([.I110]=0)*([.I107]&gt;0);-100;IF(ISERROR(([.I110]-[.I107])/[.I107]*100);0;([.I110]-[.I107])/[.I107]*100)))" office:value-type="float" office:value="-8.56164383561644" calcext:value-type="float">
            <text:p><text:s text:c="3"/>－8.56</text:p>
          </table:table-cell>
          <table:table-cell table:style-name="ce54" table:formula="of:=IF(([.J110]&gt;0)*([.J107]=0);100;IF(([.J110]=0)*([.J107]&gt;0);-100;IF(ISERROR(([.J110]-[.J107])/[.J107]*100);0;([.J110]-[.J107])/[.J107]*100)))" office:value-type="float" office:value="-2.68581305677437" calcext:value-type="float">
            <text:p><text:s text:c="3"/>－2.69</text:p>
          </table:table-cell>
          <table:table-cell table:style-name="ce54" table:formula="of:=IF(([.K110]&gt;0)*([.K107]=0);100;IF(([.K110]=0)*([.K107]&gt;0);-100;IF(ISERROR(([.K110]-[.K107])/[.K107]*100);0;([.K110]-[.K107])/[.K107]*100)))" office:value-type="float" office:value="7.31707317073171" calcext:value-type="float">
            <text:p>7.32</text:p>
          </table:table-cell>
          <table:table-cell table:style-name="ce87" table:formula="of:=IF(([.L110]&gt;0)*([.L107]=0);100;IF(([.L110]=0)*([.L107]&gt;0);-100;IF(ISERROR(([.L110]-[.L107])/[.L107]*100);0;([.L110]-[.L107])/[.L107]*100)))" office:value-type="float" office:value="2.85714285714286" calcext:value-type="float">
            <text:p>2.86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11]&gt;0)*([.C108]=0);100;IF(([.C111]=0)*([.C108]&gt;0);-100;IF(ISERROR(([.C111]-[.C108])/[.C108]*100);0;([.C111]-[.C108])/[.C108]*100)))" office:value-type="float" office:value="-1.22566690699351" calcext:value-type="float">
            <text:p><text:s text:c="3"/>－1.23</text:p>
          </table:table-cell>
          <table:table-cell table:style-name="ce55" table:formula="of:=IF(([.D111]&gt;0)*([.D108]=0);100;IF(([.D111]=0)*([.D108]&gt;0);-100;IF(ISERROR(([.D111]-[.D108])/[.D108]*100);0;([.D111]-[.D108])/[.D108]*100)))" office:value-type="float" office:value="-1.52398027790229" calcext:value-type="float">
            <text:p><text:s text:c="3"/>－1.52</text:p>
          </table:table-cell>
          <table:table-cell table:style-name="ce55" table:formula="of:=IF(([.E111]&gt;0)*([.E108]=0);100;IF(([.E111]=0)*([.E108]&gt;0);-100;IF(ISERROR(([.E111]-[.E108])/[.E108]*100);0;([.E111]-[.E108])/[.E108]*100)))" office:value-type="float" office:value="7.05394190871369" calcext:value-type="float">
            <text:p>7.05</text:p>
          </table:table-cell>
          <table:table-cell table:style-name="ce55" table:formula="of:=IF(([.F111]&gt;0)*([.F108]=0);100;IF(([.F111]=0)*([.F108]&gt;0);-100;IF(ISERROR(([.F111]-[.F108])/[.F108]*100);0;([.F111]-[.F108])/[.F108]*100)))" office:value-type="float" office:value="0" calcext:value-type="float">
            <text:p>－</text:p>
          </table:table-cell>
          <table:table-cell table:style-name="ce55" table:formula="of:=IF(([.G111]&gt;0)*([.G108]=0);100;IF(([.G111]=0)*([.G108]&gt;0);-100;IF(ISERROR(([.G111]-[.G108])/[.G108]*100);0;([.G111]-[.G108])/[.G108]*100)))" office:value-type="float" office:value="-0.632130743139069" calcext:value-type="float">
            <text:p><text:s text:c="3"/>－0.63</text:p>
          </table:table-cell>
          <table:table-cell table:style-name="ce55" table:formula="of:=IF(([.H111]&gt;0)*([.H108]=0);100;IF(([.H111]=0)*([.H108]&gt;0);-100;IF(ISERROR(([.H111]-[.H108])/[.H108]*100);0;([.H111]-[.H108])/[.H108]*100)))" office:value-type="float" office:value="-13.903743315508" calcext:value-type="float">
            <text:p><text:s text:c="3"/>－13.90</text:p>
          </table:table-cell>
          <table:table-cell table:style-name="ce55" table:formula="of:=IF(([.I111]&gt;0)*([.I108]=0);100;IF(([.I111]=0)*([.I108]&gt;0);-100;IF(ISERROR(([.I111]-[.I108])/[.I108]*100);0;([.I111]-[.I108])/[.I108]*100)))" office:value-type="float" office:value="-6.87022900763359" calcext:value-type="float">
            <text:p><text:s text:c="3"/>－6.87</text:p>
          </table:table-cell>
          <table:table-cell table:style-name="ce55" table:formula="of:=IF(([.J111]&gt;0)*([.J108]=0);100;IF(([.J111]=0)*([.J108]&gt;0);-100;IF(ISERROR(([.J111]-[.J108])/[.J108]*100);0;([.J111]-[.J108])/[.J108]*100)))" office:value-type="float" office:value="-1.09922321559431" calcext:value-type="float">
            <text:p><text:s text:c="3"/>－1.10</text:p>
          </table:table-cell>
          <table:table-cell table:style-name="ce55" table:formula="of:=IF(([.K111]&gt;0)*([.K108]=0);100;IF(([.K111]=0)*([.K108]&gt;0);-100;IF(ISERROR(([.K111]-[.K108])/[.K108]*100);0;([.K111]-[.K108])/[.K108]*100)))" office:value-type="float" office:value="-24.2424242424242" calcext:value-type="float">
            <text:p><text:s text:c="3"/>－24.24</text:p>
          </table:table-cell>
          <table:table-cell table:style-name="ce88" table:formula="of:=IF(([.L111]&gt;0)*([.L108]=0);100;IF(([.L111]=0)*([.L108]&gt;0);-100;IF(ISERROR(([.L111]-[.L108])/[.L108]*100);0;([.L111]-[.L108])/[.L108]*100)))" office:value-type="float" office:value="-2.53164556962025" calcext:value-type="float">
            <text:p><text:s text:c="3"/>－2.53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8年5月6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8 年 4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4285" calcext:value-type="float">
            <text:p><text:s text:c="3"/>14,285</text:p>
          </table:table-cell>
          <table:table-cell table:style-name="ce113" office:value-type="float" office:value="13739" calcext:value-type="float">
            <text:p><text:s text:c="3"/>13,739</text:p>
          </table:table-cell>
          <table:table-cell table:style-name="ce113" office:value-type="float" office:value="545" calcext:value-type="float">
            <text:p><text:s text:c="3"/>54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3444" calcext:value-type="float">
            <text:p><text:s text:c="3"/>13,444</text:p>
          </table:table-cell>
          <table:table-cell table:style-name="ce113" office:value-type="float" office:value="330" calcext:value-type="float">
            <text:p><text:s text:c="3"/>330</text:p>
          </table:table-cell>
          <table:table-cell table:style-name="ce113" office:value-type="float" office:value="511" calcext:value-type="float">
            <text:p><text:s text:c="3"/>511</text:p>
          </table:table-cell>
          <table:table-cell table:style-name="ce113" office:value-type="float" office:value="14067" calcext:value-type="float">
            <text:p><text:s text:c="3"/>14,067</text:p>
          </table:table-cell>
          <table:table-cell table:style-name="ce113" office:value-type="float" office:value="69" calcext:value-type="float">
            <text:p><text:s text:c="3"/>69</text:p>
          </table:table-cell>
          <table:table-cell table:style-name="ce127" office:value-type="float" office:value="149" calcext:value-type="float">
            <text:p><text:s text:c="3"/>14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435" calcext:value-type="float">
            <text:p><text:s text:c="3"/>7,435</text:p>
          </table:table-cell>
          <table:table-cell table:style-name="ce114" office:value-type="float" office:value="7148" calcext:value-type="float">
            <text:p><text:s text:c="3"/>7,148</text:p>
          </table:table-cell>
          <table:table-cell table:style-name="ce114" office:value-type="float" office:value="287" calcext:value-type="float">
            <text:p><text:s text:c="3"/>287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999" calcext:value-type="float">
            <text:p><text:s text:c="3"/>6,999</text:p>
          </table:table-cell>
          <table:table-cell table:style-name="ce114" office:value-type="float" office:value="169" calcext:value-type="float">
            <text:p><text:s text:c="3"/>169</text:p>
          </table:table-cell>
          <table:table-cell table:style-name="ce114" office:value-type="float" office:value="267" calcext:value-type="float">
            <text:p><text:s text:c="3"/>267</text:p>
          </table:table-cell>
          <table:table-cell table:style-name="ce114" office:value-type="float" office:value="7319" calcext:value-type="float">
            <text:p><text:s text:c="3"/>7,319</text:p>
          </table:table-cell>
          <table:table-cell table:style-name="ce114" office:value-type="float" office:value="44" calcext:value-type="float">
            <text:p><text:s text:c="3"/>44</text:p>
          </table:table-cell>
          <table:table-cell table:style-name="ce128" office:value-type="float" office:value="72" calcext:value-type="float">
            <text:p><text:s text:c="3"/>7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850" calcext:value-type="float">
            <text:p><text:s text:c="3"/>6,850</text:p>
          </table:table-cell>
          <table:table-cell table:style-name="ce114" office:value-type="float" office:value="6591" calcext:value-type="float">
            <text:p><text:s text:c="3"/>6,591</text:p>
          </table:table-cell>
          <table:table-cell table:style-name="ce114" office:value-type="float" office:value="258" calcext:value-type="float">
            <text:p><text:s text:c="3"/>258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16" office:value-type="float" office:value="6445" calcext:value-type="float">
            <text:p><text:s text:c="3"/>6,445</text:p>
          </table:table-cell>
          <table:table-cell table:style-name="ce114" office:value-type="float" office:value="161" calcext:value-type="float">
            <text:p><text:s text:c="3"/>161</text:p>
          </table:table-cell>
          <table:table-cell table:style-name="ce114" office:value-type="float" office:value="244" calcext:value-type="float">
            <text:p><text:s text:c="3"/>244</text:p>
          </table:table-cell>
          <table:table-cell table:style-name="ce114" office:value-type="float" office:value="6748" calcext:value-type="float">
            <text:p><text:s text:c="3"/>6,748</text:p>
          </table:table-cell>
          <table:table-cell table:style-name="ce114" office:value-type="float" office:value="25" calcext:value-type="float">
            <text:p><text:s text:c="3"/>25</text:p>
          </table:table-cell>
          <table:table-cell table:style-name="ce129" office:value-type="float" office:value="77" calcext:value-type="float">
            <text:p><text:s text:c="3"/>7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240" calcext:value-type="float">
            <text:p><text:s text:c="3"/>2,240</text:p>
          </table:table-cell>
          <table:table-cell table:style-name="ce106" office:value-type="float" office:value="2163" calcext:value-type="float">
            <text:p><text:s text:c="3"/>2,163</text:p>
          </table:table-cell>
          <table:table-cell table:style-name="ce106" office:value-type="float" office:value="77" calcext:value-type="float">
            <text:p><text:s text:c="3"/>77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093" calcext:value-type="float">
            <text:p><text:s text:c="3"/>2,093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21" office:value-type="float" office:value="77" calcext:value-type="float">
            <text:p><text:s text:c="3"/>77</text:p>
          </table:table-cell>
          <table:table-cell table:style-name="ce113" office:value-type="float" office:value="2180" calcext:value-type="float">
            <text:p><text:s text:c="3"/>2,180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133" calcext:value-type="float">
            <text:p><text:s text:c="3"/>1,133</text:p>
          </table:table-cell>
          <table:table-cell table:style-name="ce107" office:value-type="float" office:value="1094" calcext:value-type="float">
            <text:p><text:s text:c="3"/>1,094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65" calcext:value-type="float">
            <text:p><text:s text:c="3"/>1,065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14" office:value-type="float" office:value="1097" calcext:value-type="float">
            <text:p><text:s text:c="3"/>1,097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107" calcext:value-type="float">
            <text:p><text:s text:c="3"/>1,107</text:p>
          </table:table-cell>
          <table:table-cell table:style-name="ce107" office:value-type="float" office:value="1069" calcext:value-type="float">
            <text:p><text:s text:c="3"/>1,069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028" calcext:value-type="float">
            <text:p><text:s text:c="3"/>1,028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22" office:value-type="float" office:value="43" calcext:value-type="float">
            <text:p><text:s text:c="3"/>43</text:p>
          </table:table-cell>
          <table:table-cell table:style-name="ce116" office:value-type="float" office:value="1083" calcext:value-type="float">
            <text:p><text:s text:c="3"/>1,08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784" calcext:value-type="float">
            <text:p><text:s text:c="3"/>1,784</text:p>
          </table:table-cell>
          <table:table-cell table:style-name="ce106" office:value-type="float" office:value="1736" calcext:value-type="float">
            <text:p><text:s text:c="3"/>1,736</text:p>
          </table:table-cell>
          <table:table-cell table:style-name="ce106" office:value-type="float" office:value="48" calcext:value-type="float">
            <text:p><text:s text:c="3"/>4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04" calcext:value-type="float">
            <text:p><text:s text:c="3"/>1,704</text:p>
          </table:table-cell>
          <table:table-cell table:style-name="ce106" office:value-type="float" office:value="47" calcext:value-type="float">
            <text:p><text:s text:c="3"/>47</text:p>
          </table:table-cell>
          <table:table-cell table:style-name="ce121" office:value-type="float" office:value="33" calcext:value-type="float">
            <text:p><text:s text:c="3"/>33</text:p>
          </table:table-cell>
          <table:table-cell table:style-name="ce113" office:value-type="float" office:value="1750" calcext:value-type="float">
            <text:p><text:s text:c="3"/>1,750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25" calcext:value-type="float">
            <text:p><text:s text:c="3"/>25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38" calcext:value-type="float">
            <text:p><text:s text:c="3"/>938</text:p>
          </table:table-cell>
          <table:table-cell table:style-name="ce107" office:value-type="float" office:value="911" calcext:value-type="float">
            <text:p><text:s text:c="3"/>911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02" calcext:value-type="float">
            <text:p><text:s text:c="3"/>902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14" office:value-type="float" office:value="918" calcext:value-type="float">
            <text:p><text:s text:c="3"/>918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46" calcext:value-type="float">
            <text:p><text:s text:c="3"/>846</text:p>
          </table:table-cell>
          <table:table-cell table:style-name="ce107" office:value-type="float" office:value="825" calcext:value-type="float">
            <text:p><text:s text:c="3"/>825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02" calcext:value-type="float">
            <text:p><text:s text:c="3"/>802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16" office:value-type="float" office:value="832" calcext:value-type="float">
            <text:p><text:s text:c="3"/>83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2" calcext:value-type="float">
            <text:p><text:s text:c="3"/>12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08" calcext:value-type="float">
            <text:p><text:s text:c="3"/>1,808</text:p>
          </table:table-cell>
          <table:table-cell table:style-name="ce106" office:value-type="float" office:value="1733" calcext:value-type="float">
            <text:p><text:s text:c="3"/>1,733</text:p>
          </table:table-cell>
          <table:table-cell table:style-name="ce106" office:value-type="float" office:value="75" calcext:value-type="float">
            <text:p><text:s text:c="3"/>7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08" calcext:value-type="float">
            <text:p><text:s text:c="3"/>1,708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121" office:value-type="float" office:value="68" calcext:value-type="float">
            <text:p><text:s text:c="3"/>68</text:p>
          </table:table-cell>
          <table:table-cell table:style-name="ce113" office:value-type="float" office:value="1791" calcext:value-type="float">
            <text:p><text:s text:c="3"/>1,791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46" calcext:value-type="float">
            <text:p><text:s text:c="3"/>946</text:p>
          </table:table-cell>
          <table:table-cell table:style-name="ce107" office:value-type="float" office:value="912" calcext:value-type="float">
            <text:p><text:s text:c="3"/>912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87" calcext:value-type="float">
            <text:p><text:s text:c="3"/>887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9" office:value-type="float" office:value="41" calcext:value-type="float">
            <text:p><text:s text:c="3"/>41</text:p>
          </table:table-cell>
          <table:table-cell table:style-name="ce114" office:value-type="float" office:value="935" calcext:value-type="float">
            <text:p><text:s text:c="3"/>93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62" calcext:value-type="float">
            <text:p><text:s text:c="3"/>862</text:p>
          </table:table-cell>
          <table:table-cell table:style-name="ce107" office:value-type="float" office:value="821" calcext:value-type="float">
            <text:p><text:s text:c="3"/>821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21" calcext:value-type="float">
            <text:p><text:s text:c="3"/>82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22" office:value-type="float" office:value="27" calcext:value-type="float">
            <text:p><text:s text:c="3"/>27</text:p>
          </table:table-cell>
          <table:table-cell table:style-name="ce116" office:value-type="float" office:value="856" calcext:value-type="float">
            <text:p><text:s text:c="3"/>85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77" calcext:value-type="float">
            <text:p><text:s text:c="3"/>1,777</text:p>
          </table:table-cell>
          <table:table-cell table:style-name="ce106" office:value-type="float" office:value="1714" calcext:value-type="float">
            <text:p><text:s text:c="3"/>1,714</text:p>
          </table:table-cell>
          <table:table-cell table:style-name="ce106" office:value-type="float" office:value="62" calcext:value-type="float">
            <text:p><text:s text:c="3"/>6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14" office:value-type="float" office:value="1693" calcext:value-type="float">
            <text:p><text:s text:c="3"/>1,693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style-name="ce113" office:value-type="float" office:value="1742" calcext:value-type="float">
            <text:p><text:s text:c="3"/>1,742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32" calcext:value-type="float">
            <text:p><text:s text:c="3"/>932</text:p>
          </table:table-cell>
          <table:table-cell table:style-name="ce107" office:value-type="float" office:value="896" calcext:value-type="float">
            <text:p><text:s text:c="3"/>896</text:p>
          </table:table-cell>
          <table:table-cell table:style-name="ce107" office:value-type="float" office:value="36" calcext:value-type="float">
            <text:p><text:s text:c="3"/>36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91" calcext:value-type="float">
            <text:p><text:s text:c="3"/>891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14" office:value-type="float" office:value="914" calcext:value-type="float">
            <text:p><text:s text:c="3"/>914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45" calcext:value-type="float">
            <text:p><text:s text:c="3"/>845</text:p>
          </table:table-cell>
          <table:table-cell table:style-name="ce107" office:value-type="float" office:value="818" calcext:value-type="float">
            <text:p><text:s text:c="3"/>818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6" office:value-type="float" office:value="802" calcext:value-type="float">
            <text:p><text:s text:c="3"/>80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24" calcext:value-type="float">
            <text:p><text:s text:c="3"/>24</text:p>
          </table:table-cell>
          <table:table-cell table:style-name="ce116" office:value-type="float" office:value="828" calcext:value-type="float">
            <text:p><text:s text:c="3"/>82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25" calcext:value-type="float">
            <text:p><text:s text:c="3"/>925</text:p>
          </table:table-cell>
          <table:table-cell table:style-name="ce106" office:value-type="float" office:value="893" calcext:value-type="float">
            <text:p><text:s text:c="3"/>893</text:p>
          </table:table-cell>
          <table:table-cell table:style-name="ce106" office:value-type="float" office:value="32" calcext:value-type="float">
            <text:p><text:s text:c="3"/>3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62" calcext:value-type="float">
            <text:p><text:s text:c="3"/>862</text:p>
          </table:table-cell>
          <table:table-cell table:style-name="ce106" office:value-type="float" office:value="20" calcext:value-type="float">
            <text:p><text:s text:c="3"/>20</text:p>
          </table:table-cell>
          <table:table-cell table:style-name="ce121" office:value-type="float" office:value="43" calcext:value-type="float">
            <text:p><text:s text:c="3"/>43</text:p>
          </table:table-cell>
          <table:table-cell table:style-name="ce113" office:value-type="float" office:value="910" calcext:value-type="float">
            <text:p><text:s text:c="3"/>910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73" calcext:value-type="float">
            <text:p><text:s text:c="3"/>473</text:p>
          </table:table-cell>
          <table:table-cell table:style-name="ce107" office:value-type="float" office:value="460" calcext:value-type="float">
            <text:p><text:s text:c="3"/>46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40" calcext:value-type="float">
            <text:p><text:s text:c="3"/>440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14" office:value-type="float" office:value="467" calcext:value-type="float">
            <text:p><text:s text:c="3"/>467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52" calcext:value-type="float">
            <text:p><text:s text:c="3"/>452</text:p>
          </table:table-cell>
          <table:table-cell table:style-name="ce107" office:value-type="float" office:value="433" calcext:value-type="float">
            <text:p><text:s text:c="3"/>43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22" calcext:value-type="float">
            <text:p><text:s text:c="3"/>42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16" office:value-type="float" office:value="443" calcext:value-type="float">
            <text:p><text:s text:c="3"/>443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551" calcext:value-type="float">
            <text:p><text:s text:c="3"/>1,551</text:p>
          </table:table-cell>
          <table:table-cell table:style-name="ce106" office:value-type="float" office:value="1479" calcext:value-type="float">
            <text:p><text:s text:c="3"/>1,479</text:p>
          </table:table-cell>
          <table:table-cell table:style-name="ce106" office:value-type="float" office:value="72" calcext:value-type="float">
            <text:p><text:s text:c="3"/>7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76" calcext:value-type="float">
            <text:p><text:s text:c="3"/>1,476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121" office:value-type="float" office:value="44" calcext:value-type="float">
            <text:p><text:s text:c="3"/>44</text:p>
          </table:table-cell>
          <table:table-cell table:style-name="ce113" office:value-type="float" office:value="1531" calcext:value-type="float">
            <text:p><text:s text:c="3"/>1,531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96" calcext:value-type="float">
            <text:p><text:s text:c="3"/>796</text:p>
          </table:table-cell>
          <table:table-cell table:style-name="ce107" office:value-type="float" office:value="755" calcext:value-type="float">
            <text:p><text:s text:c="3"/>755</text:p>
          </table:table-cell>
          <table:table-cell table:style-name="ce107" office:value-type="float" office:value="41" calcext:value-type="float">
            <text:p><text:s text:c="3"/>4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53" calcext:value-type="float">
            <text:p><text:s text:c="3"/>753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14" office:value-type="float" office:value="786" calcext:value-type="float">
            <text:p><text:s text:c="3"/>78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55" calcext:value-type="float">
            <text:p><text:s text:c="3"/>755</text:p>
          </table:table-cell>
          <table:table-cell table:style-name="ce107" office:value-type="float" office:value="724" calcext:value-type="float">
            <text:p><text:s text:c="3"/>724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23" calcext:value-type="float">
            <text:p><text:s text:c="3"/>72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22" office:value-type="float" office:value="16" calcext:value-type="float">
            <text:p><text:s text:c="3"/>16</text:p>
          </table:table-cell>
          <table:table-cell table:style-name="ce116" office:value-type="float" office:value="745" calcext:value-type="float">
            <text:p><text:s text:c="3"/>74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088" calcext:value-type="float">
            <text:p><text:s text:c="3"/>4,088</text:p>
          </table:table-cell>
          <table:table-cell table:style-name="ce106" office:value-type="float" office:value="3911" calcext:value-type="float">
            <text:p><text:s text:c="3"/>3,911</text:p>
          </table:table-cell>
          <table:table-cell table:style-name="ce106" office:value-type="float" office:value="177" calcext:value-type="float">
            <text:p><text:s text:c="3"/>17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807" calcext:value-type="float">
            <text:p><text:s text:c="3"/>3,807</text:p>
          </table:table-cell>
          <table:table-cell table:style-name="ce106" office:value-type="float" office:value="86" calcext:value-type="float">
            <text:p><text:s text:c="3"/>86</text:p>
          </table:table-cell>
          <table:table-cell table:style-name="ce106" office:value-type="float" office:value="195" calcext:value-type="float">
            <text:p><text:s text:c="3"/>195</text:p>
          </table:table-cell>
          <table:table-cell table:style-name="ce113" office:value-type="float" office:value="4052" calcext:value-type="float">
            <text:p><text:s text:c="3"/>4,052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171" calcext:value-type="float">
            <text:p><text:s text:c="3"/>2,171</text:p>
          </table:table-cell>
          <table:table-cell table:style-name="ce107" office:value-type="float" office:value="2074" calcext:value-type="float">
            <text:p><text:s text:c="3"/>2,074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021" calcext:value-type="float">
            <text:p><text:s text:c="3"/>2,021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style-name="ce107" office:value-type="float" office:value="103" calcext:value-type="float">
            <text:p><text:s text:c="3"/>103</text:p>
          </table:table-cell>
          <table:table-cell table:style-name="ce114" office:value-type="float" office:value="2156" calcext:value-type="float">
            <text:p><text:s text:c="3"/>2,15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917" calcext:value-type="float">
            <text:p><text:s text:c="3"/>1,917</text:p>
          </table:table-cell>
          <table:table-cell table:style-name="ce107" office:value-type="float" office:value="1837" calcext:value-type="float">
            <text:p><text:s text:c="3"/>1,83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786" calcext:value-type="float">
            <text:p><text:s text:c="3"/>1,78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style-name="ce116" office:value-type="float" office:value="1896" calcext:value-type="float">
            <text:p><text:s text:c="3"/>1,896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7" calcext:value-type="float">
            <text:p><text:s text:c="3"/>257</text:p>
          </table:table-cell>
          <table:table-cell table:style-name="ce110" office:value-type="float" office:value="246" calcext:value-type="float">
            <text:p><text:s text:c="3"/>246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39" calcext:value-type="float">
            <text:p><text:s text:c="3"/>239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56" calcext:value-type="float">
            <text:p><text:s text:c="3"/>25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29" calcext:value-type="float">
            <text:p><text:s text:c="3"/>12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8" calcext:value-type="float">
            <text:p><text:s text:c="3"/>128</text:p>
          </table:table-cell>
          <table:table-cell table:style-name="ce111" office:value-type="float" office:value="124" calcext:value-type="float">
            <text:p><text:s text:c="3"/>12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27" calcext:value-type="float">
            <text:p><text:s text:c="3"/>12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35" calcext:value-type="float">
            <text:p><text:s text:c="3"/>335</text:p>
          </table:table-cell>
          <table:table-cell table:style-name="ce110" office:value-type="float" office:value="322" calcext:value-type="float">
            <text:p><text:s text:c="3"/>32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12" calcext:value-type="float">
            <text:p><text:s text:c="3"/>31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330" calcext:value-type="float">
            <text:p><text:s text:c="3"/>33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4" calcext:value-type="float">
            <text:p><text:s text:c="3"/>174</text:p>
          </table:table-cell>
          <table:table-cell table:style-name="ce111" office:value-type="float" office:value="167" calcext:value-type="float">
            <text:p><text:s text:c="3"/>16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3" calcext:value-type="float">
            <text:p><text:s text:c="3"/>16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72" calcext:value-type="float">
            <text:p><text:s text:c="3"/>17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1" calcext:value-type="float">
            <text:p><text:s text:c="3"/>161</text:p>
          </table:table-cell>
          <table:table-cell table:style-name="ce111" office:value-type="float" office:value="155" calcext:value-type="float">
            <text:p><text:s text:c="3"/>155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9" calcext:value-type="float">
            <text:p><text:s text:c="3"/>149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58" calcext:value-type="float">
            <text:p><text:s text:c="3"/>15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78" calcext:value-type="float">
            <text:p><text:s text:c="3"/>278</text:p>
          </table:table-cell>
          <table:table-cell table:style-name="ce110" office:value-type="float" office:value="261" calcext:value-type="float">
            <text:p><text:s text:c="3"/>261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4" calcext:value-type="float">
            <text:p><text:s text:c="3"/>254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style-name="ce117" office:value-type="float" office:value="277" calcext:value-type="float">
            <text:p><text:s text:c="3"/>27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1" calcext:value-type="float">
            <text:p><text:s text:c="3"/>151</text:p>
          </table:table-cell>
          <table:table-cell table:style-name="ce111" office:value-type="float" office:value="145" calcext:value-type="float">
            <text:p><text:s text:c="3"/>145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6" calcext:value-type="float">
            <text:p><text:s text:c="3"/>136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18" office:value-type="float" office:value="151" calcext:value-type="float">
            <text:p><text:s text:c="3"/>15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7" calcext:value-type="float">
            <text:p><text:s text:c="3"/>127</text:p>
          </table:table-cell>
          <table:table-cell table:style-name="ce111" office:value-type="float" office:value="116" calcext:value-type="float">
            <text:p><text:s text:c="3"/>11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8" calcext:value-type="float">
            <text:p><text:s text:c="3"/>11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26" calcext:value-type="float">
            <text:p><text:s text:c="3"/>12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94" calcext:value-type="float">
            <text:p><text:s text:c="3"/>994</text:p>
          </table:table-cell>
          <table:table-cell table:style-name="ce110" office:value-type="float" office:value="970" calcext:value-type="float">
            <text:p><text:s text:c="3"/>970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42" calcext:value-type="float">
            <text:p><text:s text:c="3"/>94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23" office:value-type="float" office:value="39" calcext:value-type="float">
            <text:p><text:s text:c="3"/>39</text:p>
          </table:table-cell>
          <table:table-cell table:style-name="ce117" office:value-type="float" office:value="988" calcext:value-type="float">
            <text:p><text:s text:c="3"/>98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11" office:value-type="float" office:value="512" calcext:value-type="float">
            <text:p><text:s text:c="3"/>51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95" calcext:value-type="float">
            <text:p><text:s text:c="3"/>495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18" office:value-type="float" office:value="519" calcext:value-type="float">
            <text:p><text:s text:c="3"/>519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72" calcext:value-type="float">
            <text:p><text:s text:c="3"/>472</text:p>
          </table:table-cell>
          <table:table-cell table:style-name="ce111" office:value-type="float" office:value="458" calcext:value-type="float">
            <text:p><text:s text:c="3"/>458</text:p>
          </table:table-cell>
          <table:table-cell table:style-name="ce112" office:value-type="float" office:value="14" calcext:value-type="float">
            <text:p><text:s text:c="3"/>1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47" calcext:value-type="float">
            <text:p><text:s text:c="3"/>447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19" office:value-type="float" office:value="469" calcext:value-type="float">
            <text:p><text:s text:c="3"/>46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7" calcext:value-type="float">
            <text:p><text:s text:c="3"/>247</text:p>
          </table:table-cell>
          <table:table-cell table:style-name="ce110" office:value-type="float" office:value="238" calcext:value-type="float">
            <text:p><text:s text:c="3"/>23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0" calcext:value-type="float">
            <text:p><text:s text:c="3"/>23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46" calcext:value-type="float">
            <text:p><text:s text:c="3"/>24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7" calcext:value-type="float">
            <text:p><text:s text:c="3"/>127</text:p>
          </table:table-cell>
          <table:table-cell table:style-name="ce111" office:value-type="float" office:value="123" calcext:value-type="float">
            <text:p><text:s text:c="3"/>12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27" calcext:value-type="float">
            <text:p><text:s text:c="3"/>12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0" calcext:value-type="float">
            <text:p><text:s text:c="3"/>120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2" calcext:value-type="float">
            <text:p><text:s text:c="3"/>11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19" calcext:value-type="float">
            <text:p><text:s text:c="3"/>11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9" calcext:value-type="float">
            <text:p><text:s text:c="3"/>349</text:p>
          </table:table-cell>
          <table:table-cell table:style-name="ce110" office:value-type="float" office:value="333" calcext:value-type="float">
            <text:p><text:s text:c="3"/>333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18" calcext:value-type="float">
            <text:p><text:s text:c="3"/>31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17" office:value-type="float" office:value="344" calcext:value-type="float">
            <text:p><text:s text:c="3"/>34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7" calcext:value-type="float">
            <text:p><text:s text:c="3"/>197</text:p>
          </table:table-cell>
          <table:table-cell table:style-name="ce111" office:value-type="float" office:value="189" calcext:value-type="float">
            <text:p><text:s text:c="3"/>18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78" calcext:value-type="float">
            <text:p><text:s text:c="3"/>178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18" office:value-type="float" office:value="195" calcext:value-type="float">
            <text:p><text:s text:c="3"/>19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52" calcext:value-type="float">
            <text:p><text:s text:c="3"/>152</text:p>
          </table:table-cell>
          <table:table-cell table:style-name="ce111" office:value-type="float" office:value="144" calcext:value-type="float">
            <text:p><text:s text:c="3"/>14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0" calcext:value-type="float">
            <text:p><text:s text:c="3"/>140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49" calcext:value-type="float">
            <text:p><text:s text:c="3"/>14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9" calcext:value-type="float">
            <text:p><text:s text:c="3"/>239</text:p>
          </table:table-cell>
          <table:table-cell table:style-name="ce110" office:value-type="float" office:value="229" calcext:value-type="float">
            <text:p><text:s text:c="3"/>229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17" calcext:value-type="float">
            <text:p><text:s text:c="3"/>217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6" calcext:value-type="float">
            <text:p><text:s text:c="3"/>16</text:p>
          </table:table-cell>
          <table:table-cell table:style-name="ce117" office:value-type="float" office:value="238" calcext:value-type="float">
            <text:p><text:s text:c="3"/>23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1" calcext:value-type="float">
            <text:p><text:s text:c="3"/>121</text:p>
          </table:table-cell>
          <table:table-cell table:style-name="ce111" office:value-type="float" office:value="112" calcext:value-type="float">
            <text:p><text:s text:c="3"/>11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9" calcext:value-type="float">
            <text:p><text:s text:c="3"/>10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21" calcext:value-type="float">
            <text:p><text:s text:c="3"/>12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8" calcext:value-type="float">
            <text:p><text:s text:c="3"/>118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8" calcext:value-type="float">
            <text:p><text:s text:c="3"/>108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19" office:value-type="float" office:value="117" calcext:value-type="float">
            <text:p><text:s text:c="3"/>11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65" calcext:value-type="float">
            <text:p><text:s text:c="3"/>365</text:p>
          </table:table-cell>
          <table:table-cell table:style-name="ce110" office:value-type="float" office:value="343" calcext:value-type="float">
            <text:p><text:s text:c="3"/>343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35" calcext:value-type="float">
            <text:p><text:s text:c="3"/>335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17" office:value-type="float" office:value="362" calcext:value-type="float">
            <text:p><text:s text:c="3"/>36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0" calcext:value-type="float">
            <text:p><text:s text:c="3"/>200</text:p>
          </table:table-cell>
          <table:table-cell table:style-name="ce111" office:value-type="float" office:value="185" calcext:value-type="float">
            <text:p><text:s text:c="3"/>185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98" calcext:value-type="float">
            <text:p><text:s text:c="3"/>19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5" calcext:value-type="float">
            <text:p><text:s text:c="3"/>165</text:p>
          </table:table-cell>
          <table:table-cell table:style-name="ce111" office:value-type="float" office:value="158" calcext:value-type="float">
            <text:p><text:s text:c="3"/>158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7" calcext:value-type="float">
            <text:p><text:s text:c="3"/>14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19" office:value-type="float" office:value="164" calcext:value-type="float">
            <text:p><text:s text:c="3"/>164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0" office:value-type="float" office:value="99" calcext:value-type="float">
            <text:p><text:s text:c="3"/>99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6" calcext:value-type="float">
            <text:p><text:s text:c="3"/>10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11" calcext:value-type="float">
            <text:p><text:s text:c="3"/>1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62" calcext:value-type="float">
            <text:p><text:s text:c="3"/>6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0" calcext:value-type="float">
            <text:p><text:s text:c="3"/>50</text:p>
          </table:table-cell>
          <table:table-cell table:style-name="ce111" office:value-type="float" office:value="45" calcext:value-type="float">
            <text:p><text:s text:c="3"/>4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7" calcext:value-type="float">
            <text:p><text:s text:c="3"/>4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49" calcext:value-type="float">
            <text:p><text:s text:c="3"/>4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8" calcext:value-type="float">
            <text:p><text:s text:c="3"/>218</text:p>
          </table:table-cell>
          <table:table-cell table:style-name="ce110" office:value-type="float" office:value="194" calcext:value-type="float">
            <text:p><text:s text:c="3"/>194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05" calcext:value-type="float">
            <text:p><text:s text:c="3"/>20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18" calcext:value-type="float">
            <text:p><text:s text:c="3"/>21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1" calcext:value-type="float">
            <text:p><text:s text:c="3"/>111</text:p>
          </table:table-cell>
          <table:table-cell table:style-name="ce111" office:value-type="float" office:value="98" calcext:value-type="float">
            <text:p><text:s text:c="3"/>98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6" calcext:value-type="float">
            <text:p><text:s text:c="3"/>10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11" calcext:value-type="float">
            <text:p><text:s text:c="3"/>11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07" calcext:value-type="float">
            <text:p><text:s text:c="3"/>107</text:p>
          </table:table-cell>
          <table:table-cell table:style-name="ce111" office:value-type="float" office:value="96" calcext:value-type="float">
            <text:p><text:s text:c="3"/>9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9" calcext:value-type="float">
            <text:p><text:s text:c="3"/>9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07" calcext:value-type="float">
            <text:p><text:s text:c="3"/>10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81" calcext:value-type="float">
            <text:p><text:s text:c="3"/>81</text:p>
          </table:table-cell>
          <table:table-cell table:style-name="ce110" office:value-type="float" office:value="78" calcext:value-type="float">
            <text:p><text:s text:c="3"/>78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79" calcext:value-type="float">
            <text:p><text:s text:c="3"/>7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80" calcext:value-type="float">
            <text:p><text:s text:c="3"/>80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38" calcext:value-type="float">
            <text:p><text:s text:c="3"/>38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38" calcext:value-type="float">
            <text:p><text:s text:c="3"/>3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3" calcext:value-type="float">
            <text:p><text:s text:c="3"/>43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6" calcext:value-type="float">
            <text:p><text:s text:c="3"/>156</text:p>
          </table:table-cell>
          <table:table-cell table:style-name="ce110" office:value-type="float" office:value="151" calcext:value-type="float">
            <text:p><text:s text:c="3"/>15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40" calcext:value-type="float">
            <text:p><text:s text:c="3"/>14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17" office:value-type="float" office:value="153" calcext:value-type="float">
            <text:p><text:s text:c="3"/>15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1" calcext:value-type="float">
            <text:p><text:s text:c="3"/>81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80" calcext:value-type="float">
            <text:p><text:s text:c="3"/>8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5" calcext:value-type="float">
            <text:p><text:s text:c="3"/>75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1" calcext:value-type="float">
            <text:p><text:s text:c="3"/>7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73" calcext:value-type="float">
            <text:p><text:s text:c="3"/>7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03" calcext:value-type="float">
            <text:p><text:s text:c="3"/>303</text:p>
          </table:table-cell>
          <table:table-cell table:style-name="ce110" office:value-type="float" office:value="299" calcext:value-type="float">
            <text:p><text:s text:c="3"/>29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91" calcext:value-type="float">
            <text:p><text:s text:c="3"/>29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7" calcext:value-type="float">
            <text:p><text:s text:c="3"/>7</text:p>
          </table:table-cell>
          <table:table-cell table:style-name="ce117" office:value-type="float" office:value="297" calcext:value-type="float">
            <text:p><text:s text:c="3"/>29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2" calcext:value-type="float">
            <text:p><text:s text:c="3"/>172</text:p>
          </table:table-cell>
          <table:table-cell table:style-name="ce111" office:value-type="float" office:value="170" calcext:value-type="float">
            <text:p><text:s text:c="3"/>17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7" calcext:value-type="float">
            <text:p><text:s text:c="3"/>16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68" calcext:value-type="float">
            <text:p><text:s text:c="3"/>168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1" calcext:value-type="float">
            <text:p><text:s text:c="3"/>131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4" calcext:value-type="float">
            <text:p><text:s text:c="3"/>12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3" calcext:value-type="float">
            <text:p><text:s text:c="3"/>153</text:p>
          </table:table-cell>
          <table:table-cell table:style-name="ce110" office:value-type="float" office:value="148" calcext:value-type="float">
            <text:p><text:s text:c="3"/>148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39" calcext:value-type="float">
            <text:p><text:s text:c="3"/>139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152" calcext:value-type="float">
            <text:p><text:s text:c="3"/>15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1" office:value-type="float" office:value="81" calcext:value-type="float">
            <text:p><text:s text:c="3"/>8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85" calcext:value-type="float">
            <text:p><text:s text:c="3"/>8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8" calcext:value-type="float">
            <text:p><text:s text:c="3"/>68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3" calcext:value-type="float">
            <text:p><text:s text:c="3"/>6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12" calcext:value-type="float">
            <text:p><text:s text:c="3"/>112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1" calcext:value-type="float">
            <text:p><text:s text:c="3"/>101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113" office:value-type="float" office:value="111" calcext:value-type="float">
            <text:p><text:s text:c="3"/>111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46" calcext:value-type="float">
            <text:p><text:s text:c="3"/>46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40" calcext:value-type="float">
            <text:p><text:s text:c="3"/>4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46" calcext:value-type="float">
            <text:p><text:s text:c="3"/>46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1" calcext:value-type="float">
            <text:p><text:s text:c="3"/>6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16" office:value-type="float" office:value="65" calcext:value-type="float">
            <text:p><text:s text:c="3"/>65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0" calcext:value-type="float">
            <text:p><text:s text:c="3"/>9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00" calcext:value-type="float">
            <text:p><text:s text:c="3"/>10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2" calcext:value-type="float">
            <text:p><text:s text:c="3"/>42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6" calcext:value-type="float">
            <text:p><text:s text:c="3"/>3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42" calcext:value-type="float">
            <text:p><text:s text:c="3"/>4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9" calcext:value-type="float">
            <text:p><text:s text:c="3"/>59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4" calcext:value-type="float">
            <text:p><text:s text:c="3"/>54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58" calcext:value-type="float">
            <text:p><text:s text:c="3"/>58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4" calcext:value-type="float">
            <text:p><text:s text:c="3"/>4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8年5月6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2010" meta:object-count="0"/>
    <meta:generator>LibreOffice/5.0.6.2$Linux_X86_64 LibreOffice_project/00$Build-2</meta:generator>
  </office:meta>
</office:document-meta>
</file>